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4.051cm" table:align="left"/>
    </style:style>
    <style:style style:name="Table1.A" style:family="table-column">
      <style:table-column-properties style:column-width="14.051cm"/>
    </style:style>
    <style:style style:name="Table1.A1" style:family="table-cell">
      <style:table-cell-properties style:vertical-align="middle" fo:background-color="#f7f7f7" fo:padding="0.049cm" fo:border="none">
        <style:background-image/>
      </style:table-cell-properties>
    </style:style>
    <style:style style:name="P1" style:family="paragraph" style:parent-style-name="Heading_20_1">
      <style:paragraph-properties fo:keep-with-next="always"/>
      <style:text-properties style:font-name="Liberation Sans" style:font-name-asian="PingFang SC" style:font-name-complex="Arial Unicode MS1"/>
    </style:style>
    <style:style style:name="P2" style:family="paragraph" style:parent-style-name="Preformatted_20_Text">
      <loext:graphic-properties draw:fill="solid" draw:fill-color="#f7f7f7" draw:opacity="100%"/>
      <style:paragraph-properties fo:margin-left="0cm" fo:margin-right="0cm" fo:margin-top="0cm" fo:margin-bottom="0.499cm" style:contextual-spacing="false" fo:text-indent="0cm" style:auto-text-indent="false" fo:background-color="#f7f7f7"/>
      <style:text-properties loext:padding="0cm" loext:border="none"/>
    </style:style>
    <style:style style:name="P3" style:family="paragraph" style:parent-style-name="Preformatted_20_Text">
      <loext:graphic-properties draw:fill="solid" draw:fill-color="#f7f7f7" draw:opacity="100%"/>
      <style:paragraph-properties fo:margin-left="0cm" fo:margin-right="0cm" fo:margin-top="0cm" fo:margin-bottom="0.499cm" style:contextual-spacing="false" fo:text-indent="0cm" style:auto-text-indent="false" fo:background-color="#f7f7f7"/>
      <style:text-properties officeooo:paragraph-rsid="000fd693" loext:padding="0cm" loext:border="none"/>
    </style:style>
    <style:style style:name="P4" style:family="paragraph" style:parent-style-name="Preformatted_20_Text">
      <loext:graphic-properties draw:fill="solid" draw:fill-color="#f7f7f7" draw:opacity="100%"/>
      <style:paragraph-properties fo:margin-left="0cm" fo:margin-right="0cm" fo:margin-top="0cm" fo:margin-bottom="0.499cm" style:contextual-spacing="false" fo:text-indent="0cm" style:auto-text-indent="false" fo:background-color="#f7f7f7"/>
      <style:text-properties fo:font-size="12pt" fo:font-weight="bold" style:font-size-asian="10pt" style:font-weight-asian="bold" style:font-size-complex="10pt" style:font-weight-complex="bold" loext:padding="0cm" loext:border="none"/>
    </style:style>
    <style:style style:name="P5" style:family="paragraph" style:parent-style-name="Preformatted_20_Text">
      <loext:graphic-properties draw:fill="solid" draw:fill-color="#f7f7f7" draw:opacity="100%"/>
      <style:paragraph-properties fo:margin-left="0cm" fo:margin-right="0cm" fo:margin-top="0cm" fo:margin-bottom="0.499cm" style:contextual-spacing="false" fo:text-indent="0cm" style:auto-text-indent="false" fo:background-color="#f7f7f7"/>
      <style:text-properties fo:font-size="12pt" fo:font-weight="bold" style:font-size-asian="14pt" style:font-weight-asian="bold" style:font-size-complex="14pt" style:font-weight-complex="bold" loext:padding="0cm" loext:border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background-color="#383838"/>
    </style:style>
    <style:style style:name="P7" style:family="paragraph" style:parent-style-name="Standard">
      <style:text-properties fo:background-color="#383838"/>
    </style:style>
    <style:style style:name="P8" style:family="paragraph" style:parent-style-name="Standard">
      <style:paragraph-properties fo:margin-top="0cm" fo:margin-bottom="0.499cm" style:contextual-spacing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82b76c" loext:opacity="100%" fo:background-color="#383838"/>
    </style:style>
    <style:style style:name="P10" style:family="paragraph" style:parent-style-name="Standard">
      <style:text-properties fo:font-size="16pt" fo:font-weight="bold" style:font-weight-asian="bold" style:font-weight-complex="bold"/>
    </style:style>
    <style:style style:name="P11" style:family="paragraph" style:parent-style-name="Standard">
      <style:text-properties fo:font-size="16pt" fo:font-weight="bold" officeooo:rsid="000fd693" officeooo:paragraph-rsid="000fd693" style:font-weight-asian="bold" style:font-weight-complex="bold"/>
    </style:style>
    <style:style style:name="P12" style:family="paragraph" style:parent-style-name="Standard">
      <style:paragraph-properties fo:break-before="page"/>
      <style:text-properties fo:font-size="16pt" fo:font-weight="bold" officeooo:paragraph-rsid="000fd693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background-color="#ffffff"/>
    </style:style>
    <style:style style:name="P14" style:family="paragraph" style:parent-style-name="Standard">
      <style:text-properties officeooo:paragraph-rsid="000fd693" fo:background-color="#ffffff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#ffffff"/>
    </style:style>
    <style:style style:name="T1" style:family="text">
      <style:text-properties fo:color="#69a5d7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dcdcdc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99cc6" loext:opacity="100%"/>
    </style:style>
    <style:style style:name="T7" style:family="text">
      <style:text-properties fo:color="#ce9178" loext:opacity="100%"/>
    </style:style>
    <style:style style:name="T8" style:family="text">
      <style:text-properties officeooo:rsid="000fd693"/>
    </style:style>
    <style:style style:name="T9" style:family="text">
      <style:text-properties fo:color="#0000ff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6a5221" loext:opacity="100%"/>
    </style:style>
    <style:style style:name="T12" style:family="text">
      <style:text-properties fo:color="#001080" loext:opacity="100%"/>
    </style:style>
    <style:style style:name="T13" style:family="text">
      <style:text-properties fo:color="#116644" loext:opacity="100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2pt" style:font-size-asian="10pt" style:font-size-complex="10pt"/>
    </style:style>
    <style:style style:name="T16" style:family="text">
      <style:text-properties fo:font-size="12pt" fo:font-weight="bold" style:font-size-asian="10pt" style:font-weight-asian="bold" style:font-size-complex="10pt" style:font-weight-complex="bold"/>
    </style:style>
    <style:style style:name="T17" style:family="text">
      <style:text-properties fo:font-size="12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bold" style:font-size-asian="10pt" style:font-weight-asian="bold" style:font-size-complex="10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6pt" fo:font-weight="bold" style:font-size-asian="10pt" style:font-weight-asian="bold" style:font-size-complex="10pt" style:font-weight-complex="bold"/>
    </style:style>
    <style:style style:name="T21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Class 12</text:h>
      <text:h text:style-name="Heading_20_1" text:outline-level="1">Linked List ADT</text:h>
      <text:p text:style-name="Standard"/>
      <text:p text:style-name="Standard"/>
      <text:p text:style-name="P10">* <text:s text:c="2"/>Constructor</text:p>
      <text:p text:style-name="P10">* <text:s text:c="2"/>Append</text:p>
      <text:p text:style-name="P10">* <text:s text:c="2"/>Print List</text:p>
      <text:p text:style-name="P10">* <text:s text:c="2"/>Pop</text:p>
      <text:p text:style-name="P10">* <text:s text:c="2"/>Prepend</text:p>
      <text:p text:style-name="P10">* <text:s text:c="2"/>Pop First</text:p>
      <text:p text:style-name="P10">* <text:s text:c="2"/>Get</text:p>
      <text:p text:style-name="P10">* <text:s text:c="2"/>Set</text:p>
      <text:p text:style-name="P10">* <text:s text:c="2"/>Insert</text:p>
      <text:p text:style-name="P10">* <text:s text:c="2"/>Remove</text:p>
      <text:p text:style-name="P10">* <text:s text:c="2"/>Reverse</text:p>
      <text:p text:style-name="P10"/>
      <text:p text:style-name="P12"><text:span text:style-name="T8">Single Linked List Code</text:span>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class Node:</text:p>
            <text:p text:style-name="P5"><text:s/>   def __init__(self,value):</text:p>
            <text:p text:style-name="P2"><text:s/>       self.value = value</text:p>
            <text:p text:style-name="P2"><text:s/>       self.next = None</text:p>
            <text:p text:style-name="P2">​</text:p>
            <text:p text:style-name="P4">class LinkedList:</text:p>
            <text:p text:style-name="P4"><text:s/>   def __init__(self,value):</text:p>
            <text:p text:style-name="P2"><text:s/>       new_node = Node(value)</text:p>
            <text:p text:style-name="P2"><text:s/>       self.head = new_node</text:p>
            <text:p text:style-name="P2"><text:s/>       self.tail = new_node</text:p>
            <text:p text:style-name="P2"><text:s/>       self.length = 1</text:p>
            <text:p text:style-name="P2">​</text:p>
            <text:p text:style-name="P2"><text:s/>   <text:span text:style-name="T17">def append(self,value):</text:span></text:p>
            <text:p text:style-name="P2"><text:s/>       new_node = Node(value)</text:p>
            <text:p text:style-name="P2"><text:s/>       if self.length == 0:</text:p>
            <text:p text:style-name="P2"><text:s/>           self.head = new_node</text:p>
            <text:p text:style-name="P2"><text:s/>           self.tail = new_node</text:p>
            <text:p text:style-name="P2"><text:s/>       else:</text:p>
            <text:p text:style-name="P2"><text:s/>           self.tail.next = new_node</text:p>
            <text:p text:style-name="P2"><text:s/>           self.tail = new_node</text:p>
            <text:p text:style-name="P2"><text:s/>       self.length += 1</text:p>
            <text:p text:style-name="P2"><text:s/>       return True</text:p>
            <text:p text:style-name="P2">​</text:p>
            <text:p text:style-name="P3"><text:s/>   </text:p>
            <text:p text:style-name="P3"/>
            <text:p text:style-name="P3"/>
            <text:p text:style-name="P3"><text:soft-page-break/><text:s text:c="4"/><text:span text:style-name="T17">def print_list(self,msg="Created Linked List"):</text:span></text:p>
            <text:p text:style-name="P2"><text:s/>       print("-----------------")</text:p>
            <text:p text:style-name="P2"><text:s/>       print(msg)</text:p>
            <text:p text:style-name="P2"><text:s/>       print("-----------------")</text:p>
            <text:p text:style-name="P2">​</text:p>
            <text:p text:style-name="P2"><text:s/>       if self.length == 0:</text:p>
            <text:p text:style-name="P2"><text:s/>           print("Linked list is empty")</text:p>
            <text:p text:style-name="P2"><text:s/>           return</text:p>
            <text:p text:style-name="P2"><text:s/>       temp = self.head</text:p>
            <text:p text:style-name="P2"><text:s/>       while(temp):</text:p>
            <text:p text:style-name="P2"><text:s/>           print(temp.value, end = " -&gt; ")</text:p>
            <text:p text:style-name="P2"><text:s/>           temp = temp.next</text:p>
            <text:p text:style-name="P2"><text:s/>       print("None")</text:p>
            <text:p text:style-name="P2"><text:s/>       print(" ")</text:p>
            <text:p text:style-name="P2"><text:s/>       print(f"Head = {self.head.value}")</text:p>
            <text:p text:style-name="P2"><text:s/>       print(f"Tail = {self.tail.value}")</text:p>
            <text:p text:style-name="P2"><text:s/>       print(f"Length = {self.length}")</text:p>
            <text:p text:style-name="P2"><text:s/>       print(" ")</text:p>
            <text:p text:style-name="P2">​</text:p>
            <text:p text:style-name="P2"><text:s/>   <text:span text:style-name="T16">def pop(self):</text:span></text:p>
            <text:p text:style-name="P2"><text:s/>       if self.length == 0:</text:p>
            <text:p text:style-name="P2"><text:s/>           return None</text:p>
            <text:p text:style-name="P2"><text:s/>       temp = self.head</text:p>
            <text:p text:style-name="P2"><text:s/>       pre = self.head</text:p>
            <text:p text:style-name="P2"><text:s/>       <text:span text:style-name="T21">while(temp.next):</text:span></text:p>
            <text:p text:style-name="P2"><text:s/>           pre = temp</text:p>
            <text:p text:style-name="P2"><text:s/>           temp = temp.next</text:p>
            <text:p text:style-name="P2">​</text:p>
            <text:p text:style-name="P2"><text:soft-page-break/><text:s/>       self.tail = pre</text:p>
            <text:p text:style-name="P2"><text:s/>       self.tail.next = None</text:p>
            <text:p text:style-name="P2"><text:s/>       self.length -= 1</text:p>
            <text:p text:style-name="P2">​</text:p>
            <text:p text:style-name="P2"><text:s/>       if self.length == 0:</text:p>
            <text:p text:style-name="P2"><text:s/>           self.head = None</text:p>
            <text:p text:style-name="P2"><text:s/>           self.tail = None</text:p>
            <text:p text:style-name="P2"><text:s/>       return temp</text:p>
            <text:p text:style-name="P2">​</text:p>
            <text:p text:style-name="P2"><text:s/>   <text:span text:style-name="T16">def prepend(self,value):</text:span></text:p>
            <text:p text:style-name="P2"><text:s/>       new_node = Node(value)</text:p>
            <text:p text:style-name="P2"><text:s/>       if self.length == 0:</text:p>
            <text:p text:style-name="P2"><text:s/>           self.head = new_node</text:p>
            <text:p text:style-name="P2"><text:s/>           self.tail = new_node</text:p>
            <text:p text:style-name="P2"><text:s/>       else:</text:p>
            <text:p text:style-name="P2"><text:s/>           new_node.next = self.head</text:p>
            <text:p text:style-name="P2"><text:s/>           self.head = new_node</text:p>
            <text:p text:style-name="P2"><text:s/>       self.length += 1</text:p>
            <text:p text:style-name="P2"><text:s/>       return True</text:p>
            <text:p text:style-name="P2">​</text:p>
            <text:p text:style-name="P2"><text:s/>   <text:span text:style-name="T16">def pop_first(self):</text:span></text:p>
            <text:p text:style-name="P2"><text:s/>       if self.length == 0:</text:p>
            <text:p text:style-name="P2"><text:s/>           return None</text:p>
            <text:p text:style-name="P2"><text:s/>       temp = self.head</text:p>
            <text:p text:style-name="P2"><text:s/>       if self.length == 1:</text:p>
            <text:p text:style-name="P2"><text:s/>           self.head = None</text:p>
            <text:p text:style-name="P2"><text:s/>           self.tail = None</text:p>
            <text:p text:style-name="P2"><text:s/>       else:</text:p>
            <text:p text:style-name="P2"><text:soft-page-break/><text:s/>           self.head = self.head.next</text:p>
            <text:p text:style-name="P2"><text:s/>           temp.next = None</text:p>
            <text:p text:style-name="P2"><text:s/>       self.length -= 1</text:p>
            <text:p text:style-name="P2"><text:s/>       return temp</text:p>
            <text:p text:style-name="P2"/>
            <text:p text:style-name="P2"><text:s/>   <text:span text:style-name="T16">def get(self,index):</text:span></text:p>
            <text:p text:style-name="P2"><text:s/>       if index &lt; 0 or index &gt;= self.length:</text:p>
            <text:p text:style-name="P2"><text:s/>           return None</text:p>
            <text:p text:style-name="P2"><text:s/>       temp = self.head</text:p>
            <text:p text:style-name="P2"><text:s/>       for _ in range(index):</text:p>
            <text:p text:style-name="P2"><text:s/>           temp = temp.next</text:p>
            <text:p text:style-name="P2"><text:s/>       return temp</text:p>
            <text:p text:style-name="P2">​</text:p>
            <text:p text:style-name="P2"><text:s/>   <text:span text:style-name="T16">def set(self,index,value):</text:span></text:p>
            <text:p text:style-name="P2"><text:s/>       temp = self.get(index)</text:p>
            <text:p text:style-name="P2"><text:s/>       if temp:</text:p>
            <text:p text:style-name="P2"><text:s/>           temp.value = value</text:p>
            <text:p text:style-name="P2"><text:s/>           return True</text:p>
            <text:p text:style-name="P2"><text:s/>       return False</text:p>
            <text:p text:style-name="P2">​</text:p>
            <text:p text:style-name="P2"><text:s/>   <text:span text:style-name="T16">def insert(self,index,value):</text:span></text:p>
            <text:p text:style-name="P2"><text:s/>       if index &lt; 0 or index &gt; self.length:</text:p>
            <text:p text:style-name="P2"><text:s/>           return False</text:p>
            <text:p text:style-name="P2">​</text:p>
            <text:p text:style-name="P2"><text:s/>       if index == 0:</text:p>
            <text:p text:style-name="P2"><text:s/>           return self.prepend(value)</text:p>
            <text:p text:style-name="P2">​</text:p>
            <text:p text:style-name="P2"><text:s/>       if index == self.length:</text:p>
            <text:p text:style-name="P2"><text:soft-page-break/><text:s/>           return self.append(value)</text:p>
            <text:p text:style-name="P2">​</text:p>
            <text:p text:style-name="P2"><text:s/>       new_node = Node(value)</text:p>
            <text:p text:style-name="P2"><text:s/>       pre = self.get(index-1)</text:p>
            <text:p text:style-name="P2"><text:s/>       post = pre.next</text:p>
            <text:p text:style-name="P2"><text:s/>       pre.next = new_node</text:p>
            <text:p text:style-name="P2"><text:s/>       new_node.next = post</text:p>
            <text:p text:style-name="P2"><text:s/>       self.length += 1</text:p>
            <text:p text:style-name="P2"><text:s/>       return True</text:p>
            <text:p text:style-name="P2">​</text:p>
            <text:p text:style-name="P2"><text:s/>   <text:span text:style-name="T16">def remove(self,index):</text:span></text:p>
            <text:p text:style-name="P2"><text:s/>       if index &lt; 0 or index &gt;= self.length:</text:p>
            <text:p text:style-name="P2"><text:s/>           return None</text:p>
            <text:p text:style-name="P2">​</text:p>
            <text:p text:style-name="P2"><text:s/>       if index == 0:</text:p>
            <text:p text:style-name="P2"><text:s/>           return self.pop_first()</text:p>
            <text:p text:style-name="P2">​</text:p>
            <text:p text:style-name="P2"><text:s/>       if index == self.length - 1:</text:p>
            <text:p text:style-name="P2"><text:s/>           return self.pop()</text:p>
            <text:p text:style-name="P2">​</text:p>
            <text:p text:style-name="P2"><text:s/>       pre = self.get(index-1)</text:p>
            <text:p text:style-name="P2"><text:s/>       temp = pre.next</text:p>
            <text:p text:style-name="P2"><text:s/>       post = temp.next</text:p>
            <text:p text:style-name="P2"><text:s/>       pre.next = post</text:p>
            <text:p text:style-name="P2"><text:s/>       temp.next = None</text:p>
            <text:p text:style-name="P2"><text:s/>       self.length -= 1</text:p>
            <text:p text:style-name="P2"><text:s/>       return temp</text:p>
            <text:p text:style-name="P2">​</text:p>
            <text:p text:style-name="P2"><text:soft-page-break/><text:s/>   <text:span text:style-name="T16">def reverse(self):</text:span></text:p>
            <text:p text:style-name="P2"><text:s/>       if self.length &lt;= 1:</text:p>
            <text:p text:style-name="P2"><text:s/>           return None</text:p>
            <text:p text:style-name="P2">​</text:p>
            <text:p text:style-name="P2"><text:s/>      <text:s/># swap head and tail</text:p>
            <text:p text:style-name="P2"><text:s/>       temp = self.head</text:p>
            <text:p text:style-name="P2"><text:s/>       self.head = self.tail # head is now gone to tail position</text:p>
            <text:p text:style-name="P2"><text:s/>       self.tail = temp # tail has now gone to head position</text:p>
            <text:p text:style-name="P2">​</text:p>
            <text:p text:style-name="P2"><text:s/>      <text:s/># set a variable before</text:p>
            <text:p text:style-name="P2"><text:s/>       before = None</text:p>
            <text:p text:style-name="P2"/>
            <text:p text:style-name="P2"><text:s/>       for _ in range(self.length):</text:p>
            <text:p text:style-name="P2"><text:s/>           after = temp.next</text:p>
            <text:p text:style-name="P2"><text:s/>           temp.next = before</text:p>
            <text:p text:style-name="P2"><text:s/>           before = temp</text:p>
            <text:p text:style-name="P2"><text:s/>           temp = after</text:p>
          </table:table-cell>
        </table:table-row>
      </table:table>
      <text:p text:style-name="P11"/>
      <text:p text:style-name="P11"/>
      <text:p text:style-name="P14"><text:span text:style-name="T13"/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ladri Banerjee</meta:initial-creator>
    <meta:creation-date>2025-09-11T12:26:57.480328537</meta:creation-date>
    <dc:date>2025-09-11T12:37:29.124267833</dc:date>
    <dc:creator>Niladri Banerjee</dc:creator>
    <meta:editing-duration>PT10M31S</meta:editing-duration>
    <meta:editing-cycles>2</meta:editing-cycles>
    <meta:generator>LibreOffice/24.2.0.3$MacOSX_X86_64 LibreOffice_project/da48488a73ddd66ea24cf16bbc4f7b9c08e9bea1</meta:generator>
    <meta:document-statistic meta:table-count="1" meta:image-count="0" meta:object-count="0" meta:page-count="7" meta:paragraph-count="165" meta:word-count="423" meta:character-count="3761" meta:non-whitespace-character-count="2320"/>
  </office:meta>
</office:document-meta>
</file>